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0"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1"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2"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28"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color="#2e83fb" loext:opacity="100%" style:text-line-through-style="none" style:text-line-through-type="none" style:text-underline-style="none" style:text-blinking="false" loext:padding="0.049cm" loext:border="0.06pt solid #000000"/>
    </style:style>
    <style:style style:name="T5" style:family="text">
      <style:text-properties fo:font-variant="normal" fo:text-transform="none" fo:color="#94a3b8" loext:opacity="100%" fo:font-family="ui-monospace, SFMono-Regular, Menlo, Monaco, Consolas, 'Liberation Mono', 'Courier New', monospace" fo:font-size="10.5pt" fo:letter-spacing="normal" fo:font-style="normal" fo:font-weight="normal"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Understanding Deployments and Replica Sets in Kubernetes</text:h>
      <text:h text:style-name="P2" text:outline-level="4">Introduction: The Foundation of Kubernetes Application Management</text:h>
      <text:list text:style-name="L1">
        <text:list-item>
          <text:p text:style-name="P3"><text:span text:style-name="T1">[</text:span><text:span text:style-name="T2">00:00</text:span><text:span text:style-name="T1"> → </text:span><text:span text:style-name="T2">01:40</text:span><text:span text:style-name="T1">]<text:line-break/>This chapter explores the </text:span><text:span text:style-name="Strong_20_Emphasis"><text:span text:style-name="T3">core Kubernetes concepts</text:span></text:span><text:span text:style-name="T1"> of </text:span><text:span text:style-name="Strong_20_Emphasis"><text:span text:style-name="T3">deployments</text:span></text:span><text:span text:style-name="T1">, </text:span><text:span text:style-name="Strong_20_Emphasis"><text:span text:style-name="T3">replica sets</text:span></text:span><text:span text:style-name="T1">, and </text:span><text:span text:style-name="Strong_20_Emphasis"><text:span text:style-name="T3">replication controllers</text:span></text:span><text:span text:style-name="T1">, which are crucial for managing applications in a containerized environment. Kubernetes orchestrates containers running inside </text:span><text:span text:style-name="Strong_20_Emphasis"><text:span text:style-name="T3">pods</text:span></text:span><text:span text:style-name="T1">, and these pods must be reliably maintained for </text:span><text:span text:style-name="Strong_20_Emphasis"><text:span text:style-name="T3">high availability</text:span></text:span><text:span text:style-name="T1"> and </text:span><text:span text:style-name="Strong_20_Emphasis"><text:span text:style-name="T3">scalability</text:span></text:span><text:span text:style-name="T1">. A </text:span><text:span text:style-name="Strong_20_Emphasis"><text:span text:style-name="T3">replication controller</text:span></text:span><text:span text:style-name="T1"> or </text:span><text:span text:style-name="Strong_20_Emphasis"><text:span text:style-name="T3">replica set</text:span></text:span><text:span text:style-name="T1"> ensures that a specified number of pod replicas are always running, providing </text:span><text:span text:style-name="Strong_20_Emphasis"><text:span text:style-name="T3">self-healing</text:span></text:span><text:span text:style-name="T1"> capabilities by automatically replacing failed pods. The more modern </text:span><text:span text:style-name="Strong_20_Emphasis"><text:span text:style-name="T3">replica set</text:span></text:span><text:span text:style-name="T1"> supersedes the replication controller, offering improved flexibility. Meanwhile, </text:span><text:span text:style-name="Strong_20_Emphasis"><text:span text:style-name="T3">deployments</text:span></text:span><text:span text:style-name="T1"> build on replica sets, adding advanced features like </text:span><text:span text:style-name="Strong_20_Emphasis"><text:span text:style-name="T3">rolling updates</text:span></text:span><text:span text:style-name="T1"> and </text:span><text:span text:style-name="Strong_20_Emphasis"><text:span text:style-name="T3">rollbacks</text:span></text:span><text:span text:style-name="T1"> to facilitate seamless application upgrades without downtime. Understanding these concepts is fundamental for Kubernetes administrators, especially those preparing for the </text:span><text:span text:style-name="Strong_20_Emphasis"><text:span text:style-name="T3">Certified Kubernetes Administrator (CKA) 2024</text:span></text:span><text:span text:style-name="T1"> exam.</text:span></text:p>
        </text:list-item>
        <text:list-item>
          <text:p text:style-name="P4">Key vocabulary:</text:p>
          <text:list>
            <text:list-item>
              <text:p text:style-name="P3"><text:span text:style-name="Strong_20_Emphasis"><text:span text:style-name="T3">Pod:</text:span></text:span><text:span text:style-name="T1"> The smallest deployable unit in Kubernetes, encapsulating one or more containers.</text:span></text:p>
            </text:list-item>
            <text:list-item>
              <text:p text:style-name="P3"><text:span text:style-name="Strong_20_Emphasis"><text:span text:style-name="T3">Replication Controller:</text:span></text:span><text:span text:style-name="T1"> A legacy Kubernetes object ensuring a specified number of pod replicas are running.</text:span></text:p>
            </text:list-item>
            <text:list-item>
              <text:p text:style-name="P3"><text:span text:style-name="Strong_20_Emphasis"><text:span text:style-name="T3">Replica Set:</text:span></text:span><text:span text:style-name="T1"> An improved version of replication controller that manages pods and supports label selectors.</text:span></text:p>
            </text:list-item>
            <text:list-item>
              <text:p text:style-name="P3"><text:span text:style-name="Strong_20_Emphasis"><text:span text:style-name="T3">Deployment:</text:span></text:span><text:span text:style-name="T1"> A higher-level abstraction that manages replica sets and facilitates rolling updates and rollbacks.</text:span></text:p>
            </text:list-item>
            <text:list-item>
              <text:p text:style-name="P3"><text:span text:style-name="Strong_20_Emphasis"><text:span text:style-name="T3">Self-healing:</text:span></text:span><text:span text:style-name="T1"> Kubernetes’ ability to replace failed pods automatically.</text:span></text:p>
            </text:list-item>
            <text:list-item>
              <text:p text:style-name="P3"><text:span text:style-name="Strong_20_Emphasis"><text:span text:style-name="T3">Rolling update:</text:span></text:span><text:span text:style-name="T1"> Incremental upgrade mechanism that updates pods one at a time without downtime.</text:span></text:p>
            </text:list-item>
          </text:list>
        </text:list-item>
      </text:list>
      <text:p text:style-name="Horizontal_20_Line"/>
      <text:h text:style-name="P2" text:outline-level="4">Section 1: Limitations of Standalone Pods and the Need for Replication</text:h>
      <text:list text:style-name="L2">
        <text:list-item>
          <text:p text:style-name="P5"><text:span text:style-name="T1">[</text:span><text:span text:style-name="T2">02:12</text:span><text:span text:style-name="T1"> → </text:span><text:span text:style-name="T2">04:39</text:span><text:span text:style-name="T1">]<text:line-break/>Running a single pod alone exposes the application to downtime if the pod crashes. For example, if a </text:span><text:soft-page-break/><text:span text:style-name="T1">user accesses an NGINX pod and it crashes, the user experiences no response. This limitation exemplifies why </text:span><text:span text:style-name="Strong_20_Emphasis"><text:span text:style-name="T3">orchestration</text:span></text:span><text:span text:style-name="T1"> is essential. Kubernetes solves this by using a </text:span><text:span text:style-name="Strong_20_Emphasis"><text:span text:style-name="T3">replication controller</text:span></text:span><text:span text:style-name="T1"> to maintain the desired number of pod replicas. This controller monitors pods and automatically spins up new pods if any fail, ensuring </text:span><text:span text:style-name="Strong_20_Emphasis"><text:span text:style-name="T3">high availability</text:span></text:span><text:span text:style-name="T1">. Multiple replicas also enable load distribution, preventing traffic from bottlenecking on a single pod.</text:span></text:p>
        </text:list-item>
        <text:list-item>
          <text:p text:style-name="P6">Bullet points:</text:p>
          <text:list>
            <text:list-item>
              <text:p text:style-name="P6">Standalone pods risk downtime upon failure.</text:p>
            </text:list-item>
            <text:list-item>
              <text:p text:style-name="P6">Replication controller manages and maintains desired pod replicas.</text:p>
            </text:list-item>
            <text:list-item>
              <text:p text:style-name="P6">Automatic pod replacement ensures self-healing and uptime.</text:p>
            </text:list-item>
            <text:list-item>
              <text:p text:style-name="P6">Multiple replicas support load balancing and fault tolerance.</text:p>
            </text:list-item>
          </text:list>
        </text:list-item>
      </text:list>
      <text:p text:style-name="Horizontal_20_Line"/>
      <text:h text:style-name="P2" text:outline-level="4">Section 2: Replication Controller and Its Role</text:h>
      <text:list text:style-name="L3">
        <text:list-item>
          <text:p text:style-name="P7"><text:span text:style-name="T1">[</text:span><text:span text:style-name="T2">04:39</text:span><text:span text:style-name="T1"> → </text:span><text:span text:style-name="T2">07:46</text:span><text:span text:style-name="T1">]<text:line-break/>The </text:span><text:span text:style-name="Strong_20_Emphasis"><text:span text:style-name="T3">replication controller</text:span></text:span><text:span text:style-name="T1"> is a Kubernetes resource managed by the </text:span><text:span text:style-name="Strong_20_Emphasis"><text:span text:style-name="T3">controller manager</text:span></text:span><text:span text:style-name="T1">. It ensures that the specified number of pod replicas are always running. If a pod crashes or is deleted, the replication controller immediately creates a replacement pod with the same configuration. This controller also handles load balancing by directing traffic only to </text:span><text:span text:style-name="Strong_20_Emphasis"><text:span text:style-name="T3">healthy pods</text:span></text:span><text:span text:style-name="T1">, using internal algorithms to identify pod health. For instance, if three replicas are requested, the replication controller maintains exactly three pods, scaling up if any fail.</text:span></text:p>
        </text:list-item>
        <text:list-item>
          <text:p text:style-name="P8">Bullet points:</text:p>
          <text:list>
            <text:list-item>
              <text:p text:style-name="P8">Managed by Kubernetes controller manager for continuous monitoring.</text:p>
            </text:list-item>
            <text:list-item>
              <text:p text:style-name="P8">Maintains a fixed number of pod replicas based on desired state.</text:p>
            </text:list-item>
            <text:list-item>
              <text:p text:style-name="P8">Automatically recreates pods on failure for continuous availability.</text:p>
            </text:list-item>
            <text:list-item>
              <text:p text:style-name="P8">Performs rudimentary load balancing by routing traffic to healthy pods.</text:p>
            </text:list-item>
          </text:list>
        </text:list-item>
      </text:list>
      <text:p text:style-name="Horizontal_20_Line"/>
      <text:h text:style-name="P2" text:outline-level="4">Section 3: Scaling Pods and Nodes Manually</text:h>
      <text:list text:style-name="L4">
        <text:list-item>
          <text:p text:style-name="P9"><text:span text:style-name="T1">[</text:span><text:span text:style-name="T2">07:46</text:span><text:span text:style-name="T1"> → </text:span><text:span text:style-name="T2">10:06</text:span><text:span text:style-name="T1">]<text:line-break/>Scaling the number of pod replicas is crucial to handle increased traffic. Users can manually increase replicas from, for example, two to three to meet demand. If the current node runs out of resources (CPU, memory), Kubernetes allows scaling out by adding new nodes to the cluster. The replication </text:span><text:soft-page-break/><text:span text:style-name="T1">controller can distribute pods across multiple nodes, expanding capacity horizontally. This manual scaling is foundational before introducing </text:span><text:span text:style-name="Strong_20_Emphasis"><text:span text:style-name="T3">auto-scaling</text:span></text:span><text:span text:style-name="T1"> mechanisms covered in later lessons.</text:span></text:p>
        </text:list-item>
        <text:list-item>
          <text:p text:style-name="P10">Bullet points:</text:p>
          <text:list>
            <text:list-item>
              <text:p text:style-name="P10">Manual replica scaling adjusts the number of pods to meet traffic demands.</text:p>
            </text:list-item>
            <text:list-item>
              <text:p text:style-name="P10">Pods share node resources; scaling may require adding new nodes.</text:p>
            </text:list-item>
            <text:list-item>
              <text:p text:style-name="P10">Replication controller distributes pods across nodes for resource optimization.</text:p>
            </text:list-item>
            <text:list-item>
              <text:p text:style-name="P10">Introduces the concept of horizontal scaling for capacity management.</text:p>
            </text:list-item>
          </text:list>
        </text:list-item>
      </text:list>
      <text:p text:style-name="Horizontal_20_Line"/>
      <text:h text:style-name="P2" text:outline-level="4">Section 4: Demonstration of Replication Controller Configuration</text:h>
      <text:list text:style-name="L5">
        <text:list-item>
          <text:p text:style-name="P11">[<text:span text:style-name="T4">10:06</text:span> → <text:span text:style-name="T4">16:24</text:span>]<text:line-break/>The practical setup involves creating a YAML manifest defining a replication controller. This manifest includes:</text:p>
        </text:list-item>
        <text:list-item>
          <text:p text:style-name="P12"><text:span text:style-name="Source_20_Text"><text:span text:style-name="T5">apiVersion: v1</text:span></text:span></text:p>
        </text:list-item>
        <text:list-item>
          <text:p text:style-name="P12"><text:span text:style-name="Source_20_Text"><text:span text:style-name="T5">kind: ReplicationController</text:span></text:span></text:p>
        </text:list-item>
        <text:list-item>
          <text:p text:style-name="P11">Metadata such as name and labels</text:p>
        </text:list-item>
        <text:list-item>
          <text:p text:style-name="P12"><text:span text:style-name="T1">A </text:span><text:span text:style-name="Strong_20_Emphasis"><text:span text:style-name="T3">spec</text:span></text:span><text:span text:style-name="T1"> section with a </text:span><text:span text:style-name="Strong_20_Emphasis"><text:span text:style-name="T3">template</text:span></text:span><text:span text:style-name="T1"> that defines the pod specification (metadata and container details).</text:span></text:p>
        </text:list-item>
        <text:list-item>
          <text:p text:style-name="P12"><text:span text:style-name="T1">A </text:span><text:span text:style-name="Strong_20_Emphasis"><text:span text:style-name="T3">replicas</text:span></text:span><text:span text:style-name="T1"> field specifying the desired number of pod instances.</text:span></text:p>
        </text:list-item>
      </text:list>
      <text:p text:style-name="P13"><text:span text:style-name="T1">Applying this manifest with </text:span><text:span text:style-name="Source_20_Text"><text:span text:style-name="T5">kubectl apply</text:span></text:span><text:span text:style-name="T1"> spins up the desired pods, all managed by the replication controller. Commands like </text:span><text:span text:style-name="Source_20_Text"><text:span text:style-name="T5">kubectl get pods</text:span></text:span><text:span text:style-name="T1"> and </text:span><text:span text:style-name="Source_20_Text"><text:span text:style-name="T5">kubectl describe pod</text:span></text:span><text:span text:style-name="T1"> help verify the state and health of pods and controllers.</text:span></text:p>
      <text:list text:style-name="L6">
        <text:list-item>
          <text:p text:style-name="P14">Bullet points:</text:p>
          <text:list>
            <text:list-item>
              <text:p text:style-name="P14">Replication controller YAML includes apiVersion, kind, metadata, spec.</text:p>
            </text:list-item>
            <text:list-item>
              <text:p text:style-name="P14">Pod template embedded inside the replication controller spec.</text:p>
            </text:list-item>
            <text:list-item>
              <text:p text:style-name="P14">Replicas field defines how many pod instances must be maintained.</text:p>
            </text:list-item>
            <text:list-item>
              <text:p text:style-name="P14">Use kubectl commands to apply the manifest and inspect pod/controller status.</text:p>
            </text:list-item>
          </text:list>
        </text:list-item>
      </text:list>
      <text:p text:style-name="Horizontal_20_Line"/>
      <text:h text:style-name="P2" text:outline-level="4">Section 5: Transition from Replication Controller to Replica Set</text:h>
      <text:list text:style-name="L7">
        <text:list-item>
          <text:p text:style-name="P15"><text:span text:style-name="T1">[</text:span><text:span text:style-name="T2">16:24</text:span><text:span text:style-name="T1"> → </text:span><text:span text:style-name="T2">19:47</text:span><text:span text:style-name="T1">]<text:line-break/>The </text:span><text:span text:style-name="Strong_20_Emphasis"><text:span text:style-name="T3">replica set</text:span></text:span><text:span text:style-name="T1"> is the modern replacement for the replication controller and is preferred in current Kubernetes versions. The key differences include:</text:span></text:p>
        </text:list-item>
        <text:list-item>
          <text:p text:style-name="P15"><text:soft-page-break/><text:span text:style-name="T1">Replica sets support </text:span><text:span text:style-name="Strong_20_Emphasis"><text:span text:style-name="T3">label selectors</text:span></text:span><text:span text:style-name="T1"> (</text:span><text:span text:style-name="Source_20_Text"><text:span text:style-name="T5">spec.selector.matchLabels</text:span></text:span><text:span text:style-name="T1">) that allow managing existing pods not necessarily created by the replica set.</text:span></text:p>
        </text:list-item>
        <text:list-item>
          <text:p text:style-name="P15"><text:span text:style-name="T1">The API group changes to </text:span><text:span text:style-name="Source_20_Text"><text:span text:style-name="T5">apps/v1</text:span></text:span><text:span text:style-name="T1"> from the legacy </text:span><text:span text:style-name="Source_20_Text"><text:span text:style-name="T5">v1</text:span></text:span><text:span text:style-name="T1">.</text:span></text:p>
        </text:list-item>
        <text:list-item>
          <text:p text:style-name="P16">Replica sets provide more flexibility and better integration with higher-level objects like deployments.</text:p>
        </text:list-item>
      </text:list>
      <text:p text:style-name="P17">The speaker demonstrates upgrading the replication controller manifest to a replica set, fixing API version issues, and shows how to scale replicas both by modifying YAML and using live edits or imperative commands.</text:p>
      <text:list text:style-name="L8">
        <text:list-item>
          <text:p text:style-name="P18">Bullet points:</text:p>
          <text:list>
            <text:list-item>
              <text:p text:style-name="P18">Replica set is the preferred, newer controller with enhanced features.</text:p>
            </text:list-item>
            <text:list-item>
              <text:p text:style-name="P19"><text:span text:style-name="T1">Supports label-based pod selection via </text:span><text:span text:style-name="Source_20_Text"><text:span text:style-name="T5">matchLabels</text:span></text:span><text:span text:style-name="T1">.</text:span></text:p>
            </text:list-item>
            <text:list-item>
              <text:p text:style-name="P19"><text:span text:style-name="T1">Uses </text:span><text:span text:style-name="Source_20_Text"><text:span text:style-name="T5">apps/v1</text:span></text:span><text:span text:style-name="T1"> API group, unlike replication controller’s </text:span><text:span text:style-name="Source_20_Text"><text:span text:style-name="T5">v1</text:span></text:span><text:span text:style-name="T1">.</text:span></text:p>
            </text:list-item>
            <text:list-item>
              <text:p text:style-name="P19"><text:span text:style-name="T1">Scaling pods can be done by editing manifests, live edits, or commands like </text:span><text:span text:style-name="Source_20_Text"><text:span text:style-name="T5">kubectl scale</text:span></text:span><text:span text:style-name="T1">.</text:span></text:p>
            </text:list-item>
            <text:list-item>
              <text:p text:style-name="P18">Time-saving tips for exam scenarios include using imperative commands.</text:p>
            </text:list-item>
          </text:list>
        </text:list-item>
      </text:list>
      <text:p text:style-name="Horizontal_20_Line"/>
      <text:h text:style-name="P2" text:outline-level="4">Section 6: Deployments for Managing Replica Sets and Rolling Updates</text:h>
      <text:list text:style-name="L9">
        <text:list-item>
          <text:p text:style-name="P20"><text:span text:style-name="T1">[</text:span><text:span text:style-name="T2">23:20</text:span><text:span text:style-name="T1"> → </text:span><text:span text:style-name="T2">26:47</text:span><text:span text:style-name="T1">]<text:line-break/></text:span><text:span text:style-name="Strong_20_Emphasis"><text:span text:style-name="T3">Deployments</text:span></text:span><text:span text:style-name="T1"> are a higher-level abstraction managing replica sets and pods, designed to facilitate </text:span><text:span text:style-name="Strong_20_Emphasis"><text:span text:style-name="T3">rolling updates</text:span></text:span><text:span text:style-name="T1"> and </text:span><text:span text:style-name="Strong_20_Emphasis"><text:span text:style-name="T3">rollbacks</text:span></text:span><text:span text:style-name="T1"> with zero downtime. While replica sets can update pods, they do so all at once, potentially causing downtime. Deployments update pods incrementally: they spin up new pods with updated versions before terminating old ones, keeping the application available throughout. This feature is critical for production environments, such as banking or financial services, where uptime is paramount.</text:span></text:p>
        </text:list-item>
        <text:list-item>
          <text:p text:style-name="P21">Bullet points:</text:p>
          <text:list>
            <text:list-item>
              <text:p text:style-name="P21">Deployments manage replica sets and pods as a unified object.</text:p>
            </text:list-item>
            <text:list-item>
              <text:p text:style-name="P20"><text:span text:style-name="T1">Enable </text:span><text:span text:style-name="Strong_20_Emphasis"><text:span text:style-name="T3">rolling updates</text:span></text:span><text:span text:style-name="T1">—incremental updates to pods to avoid downtime.</text:span></text:p>
            </text:list-item>
            <text:list-item>
              <text:p text:style-name="P20"><text:span text:style-name="T1">Allow </text:span><text:span text:style-name="Strong_20_Emphasis"><text:span text:style-name="T3">rollback</text:span></text:span><text:span text:style-name="T1"> to previous versions if deployment issues arise.</text:span></text:p>
            </text:list-item>
            <text:list-item>
              <text:p text:style-name="P21">Essential for mission-critical applications requiring uninterrupted service.</text:p>
            </text:list-item>
          </text:list>
        </text:list-item>
      </text:list>
      <text:p text:style-name="Horizontal_20_Line"/>
      <text:h text:style-name="P2" text:outline-level="4"><text:soft-page-break/>Section 7: Practical Deployment Management and Rollbacks</text:h>
      <text:list text:style-name="L10">
        <text:list-item>
          <text:p text:style-name="P22"><text:span text:style-name="T1">[</text:span><text:span text:style-name="T2">26:47</text:span><text:span text:style-name="T1"> → </text:span><text:span text:style-name="T2">31:36</text:span><text:span text:style-name="T1">]<text:line-break/>The speaker demonstrates creating a deployment manifest similar to a replica set but with </text:span><text:span text:style-name="Source_20_Text"><text:span text:style-name="T5">kind: Deployment</text:span></text:span><text:span text:style-name="T1"> and the appropriate API version. Commands are shown to:</text:span></text:p>
        </text:list-item>
        <text:list-item>
          <text:p text:style-name="P23">Apply the deployment manifest to create pods and replica sets.</text:p>
        </text:list-item>
        <text:list-item>
          <text:p text:style-name="P22"><text:span text:style-name="T1">Use </text:span><text:span text:style-name="Source_20_Text"><text:span text:style-name="T5">kubectl set image</text:span></text:span><text:span text:style-name="T1"> to update the container image version live without downtime.</text:span></text:p>
        </text:list-item>
        <text:list-item>
          <text:p text:style-name="P22"><text:span text:style-name="T1">Inspect deployment status and rollout history using </text:span><text:span text:style-name="Source_20_Text"><text:span text:style-name="T5">kubectl rollout history</text:span></text:span><text:span text:style-name="T1">.</text:span></text:p>
        </text:list-item>
        <text:list-item>
          <text:p text:style-name="P22"><text:span text:style-name="T1">Perform rollbacks with </text:span><text:span text:style-name="Source_20_Text"><text:span text:style-name="T5">kubectl rollout undo</text:span></text:span><text:span text:style-name="T1"> to revert deployments to previous revisions.</text:span></text:p>
        </text:list-item>
      </text:list>
      <text:p text:style-name="P17">These commands and workflows are vital for managing production-grade Kubernetes applications and ensuring smooth updates.</text:p>
      <text:list text:style-name="L11">
        <text:list-item>
          <text:p text:style-name="P24">Bullet points:</text:p>
          <text:list>
            <text:list-item>
              <text:p text:style-name="P25"><text:span text:style-name="T1">Deployment YAML contains similar structure but with </text:span><text:span text:style-name="Source_20_Text"><text:span text:style-name="T5">kind: Deployment</text:span></text:span><text:span text:style-name="T1">.</text:span></text:p>
            </text:list-item>
            <text:list-item>
              <text:p text:style-name="P25"><text:span text:style-name="T1">Use </text:span><text:span text:style-name="Source_20_Text"><text:span text:style-name="T5">kubectl set image</text:span></text:span><text:span text:style-name="T1"> for live updates to container images.</text:span></text:p>
            </text:list-item>
            <text:list-item>
              <text:p text:style-name="P25"><text:span text:style-name="T1">Track history and status with </text:span><text:span text:style-name="Source_20_Text"><text:span text:style-name="T5">kubectl rollout history</text:span></text:span><text:span text:style-name="T1"> and </text:span><text:span text:style-name="Source_20_Text"><text:span text:style-name="T5">kubectl describe deployment</text:span></text:span><text:span text:style-name="T1">.</text:span></text:p>
            </text:list-item>
            <text:list-item>
              <text:p text:style-name="P25"><text:span text:style-name="T1">Rollback with </text:span><text:span text:style-name="Source_20_Text"><text:span text:style-name="T5">kubectl rollout undo</text:span></text:span><text:span text:style-name="T1"> to previous stable versions.</text:span></text:p>
            </text:list-item>
            <text:list-item>
              <text:p text:style-name="P24">Live object edits and dry-run commands enhance operational flexibility.</text:p>
            </text:list-item>
          </text:list>
        </text:list-item>
      </text:list>
      <text:p text:style-name="Horizontal_20_Line"/>
      <text:h text:style-name="P2" text:outline-level="4">Section 8: Summary, Practice, and Community Support</text:h>
      <text:list text:style-name="L12">
        <text:list-item>
          <text:p text:style-name="P26">[<text:span text:style-name="T4">33:09</text:span> → <text:span text:style-name="T4">34:48</text:span>]<text:line-break/>The video concludes by urging hands-on practice with the concepts of replication controllers, replica sets, and deployments. The speaker provides a GitHub repository with exercises to reinforce learning. Community engagement via comments and a Discord channel is encouraged to foster peer support and knowledge exchange. Continuous practice and interaction are essential for mastery and exam readiness.</text:p>
        </text:list-item>
        <text:list-item>
          <text:p text:style-name="P26">Bullet points:</text:p>
          <text:list>
            <text:list-item>
              <text:p text:style-name="P26">Hands-on practice is critical to internalize Kubernetes controller concepts.</text:p>
            </text:list-item>
            <text:list-item>
              <text:p text:style-name="P26">GitHub exercises provide structured practice material.</text:p>
            </text:list-item>
            <text:list-item>
              <text:p text:style-name="P26">Community forums and Discord channels enable collaborative learning and troubleshooting.</text:p>
            </text:list-item>
            <text:list-item>
              <text:p text:style-name="P26">Encouragement to engage actively with content and peers for better retention.</text:p>
            </text:list-item>
          </text:list>
        </text:list-item>
      </text:list>
      <text:p text:style-name="Horizontal_20_Line"/>
      <text:h text:style-name="P27" text:outline-level="3"><text:soft-page-break/>Conclusion: Key Takeaways and Implications</text:h>
      <text:p text:style-name="P17">This chapter emphasized the importance of replication controllers, replica sets, and deployments as the backbone of Kubernetes application reliability and scalability. Replication controllers ensure pod availability but are now largely superseded by replica sets, which offer enhanced features such as label selectors. Deployments, sitting atop replica sets, provide critical capabilities like rolling updates and rollbacks, enabling zero-downtime deployments essential for production-grade applications. Mastery of these concepts and associated commands is indispensable for Kubernetes administrators, especially those preparing for the CKA exam. The applied demonstrations and practical tips reinforce that hands-on experience coupled with command proficiency is the most effective learning path. Finally, leveraging community resources amplifies understanding and problem-solving capabilities, fostering a robust Kubernetes skillset.</text:p>
      <text:list text:style-name="L13">
        <text:list-item>
          <text:p text:style-name="P28">Summary bullet points:</text:p>
          <text:list>
            <text:list-item>
              <text:p text:style-name="P28">Kubernetes controllers automate pod management for high availability.</text:p>
            </text:list-item>
            <text:list-item>
              <text:p text:style-name="P28">Replica sets have replaced replication controllers for better pod management.</text:p>
            </text:list-item>
            <text:list-item>
              <text:p text:style-name="P28">Deployments facilitate seamless application upgrades with rolling updates.</text:p>
            </text:list-item>
            <text:list-item>
              <text:p text:style-name="P28">Rollbacks enable quick recovery from faulty updates.</text:p>
            </text:list-item>
            <text:list-item>
              <text:p text:style-name="P28">Practical command usage and YAML manifest editing are exam and real-world essentials.</text:p>
            </text:list-item>
            <text:list-item>
              <text:p text:style-name="P28">Continuous practice and community interaction enhance mastery and confidence.</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37:25.756342300</meta:creation-date>
    <dc:date>2025-12-16T19:38:38.083419800</dc:date>
    <meta:editing-duration>PT1M12S</meta:editing-duration>
    <meta:editing-cycles>1</meta:editing-cycles>
    <meta:document-statistic meta:table-count="0" meta:image-count="0" meta:object-count="0" meta:page-count="6" meta:paragraph-count="92" meta:word-count="1522" meta:character-count="10530" meta:non-whitespace-character-count="9178"/>
    <meta:generator>LibreOffice/25.2.7.2$Windows_X86_64 LibreOffice_project/5cbfd1ab6520636bb5f7b99185aa69bd7456825d</meta:generator>
  </office:meta>
</office:document-meta>
</file>